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end"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line-height="200%"/>
    </style:style>
    <style:style style:name="P7" style:family="paragraph" style:parent-style-name="Text_20_body">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ack Austin</text:p>
      <text:p text:style-name="P2">3/5/15</text:p>
      <text:p text:style-name="P2">Dyad Project 4</text:p>
      <text:p text:style-name="P3">Friends and Listening</text:p>
      <text:p text:style-name="P1"/>
      <text:p text:style-name="P5">1) Samuel Taylor Coleridge said, “Friendship is a sheltering tree.” Explain the meaning behind this statement, making explicit reference to the emotional, material, and health benefits of friendship. Use examples from your own friendships to illustrate Coleridge’s point. (5 Points)</text:p>
      <text:p text:style-name="P5"/>
      <text:p text:style-name="P7"><text:tab/>The statement "friendship is a sheltering tree" means friendship is a support system. It's a bond between individuals that increases a persons well-being. This well-being is motivated by factors of emotional, material, and health-related rewards. They give us emotional rewards through encouragement in times of turmoil. Material rewards are often provided through money, food, and other essential needs. This is true towards myself, one particular relationship back in my high school days allowed me to partake in considerable amounts, of junk food, soda, and fast food on a regular basis. Health rewards are also provided through this support system in the form of happiness and relaxation reduce negative effects of stress allowing ourselves to be sick less often.</text:p>
      <text:p text:style-name="Text_20_body">2) Writing in full paragraphs, including a topic sentence, and supported with facts and evidence, using at least 300 words in total; answer Discussion Questions 3, 4, &amp; 5 which appear on page 327 of the text. (5 Points)</text:p>
      <text:p text:style-name="P6"><text:tab/>Physical attraction is important in the forming of relationships because people value attractiveness and humans as a species use attraction instinctively to find suitable mates. The theory is people who are attractive often will have healthy genes better allowing healthy child production. This is inherently important to our race as those with healthy genes will continue to be attractive and continue this recursive cycle.</text:p>
      <text:p text:style-name="P7"><text:tab/>Social exchange theory and equity theory discuss the aspect of being over-benefited in relationships. When we mention over-benefited what we're really referring to is when we consider a relationship worthwhile in a benefit versus cost comparison. Social exchange theory stands on the grounds of that <text:soft-page-break/>relationships benefit outweighing it's cost. It relies on a comparison of an individuals past experiences in determining the cost-benefit analysis, keeping the theory on a person-by-person basis. Equity theory takes Social exchange to the next level by requiring that each individuals cost-benefit ratio must be similar to other person in the relationship. Often times this isn't applicable in the relationship but the theory suggests that it's important for these ratios to converge over time.</text:p>
      <text:p text:style-name="P7"><text:tab/>Friendships are governed by non-explicit rules in society that are considered implicit to the general population. The question is where did we learn these rules? The answer could stem from a few places, but the simple answer would be culture. Culture affects the media, government, and family lives. Even if friends come from different families their lives and how they consider morality of life will have many similarities to another person who's family is of the same culture. Even times when from differing cultures over the course of many years international cultures have been pronounced that have shaped the way people think about these governed rules. As time goes on if the world continues to have increasing usages of international communication and interactions these rules will continue to become more similar.</text:p>
      <text:p text:style-name="Text_20_body">3) Respond to all six questions appearing in the Learn it section on page 311. Write three (3) sentence long replies to each question. (5 Points)</text:p>
      <text:p text:style-name="P6"><text:tab/>There are a few differences to physical, social, and task attraction. Physical attraction refers to our instinctual need of a persons good appearance as it relates to having healthy genes for mating. Social attraction relates to the proximity of the individuals in a relationship and how time that is spent by individuals with one another affects their relationship. Task attraction primarily involves the similarity of two individuals.</text:p>
      <text:p text:style-name="P6"><text:tab/>Uncertainty theory has a correlation between liking another person in a relationship. As a person becomes less uncertain to an individual they will begin to like that person more. In contrast, when the individual is highly uncertain of another the likeness falls down.</text:p>
      <text:p text:style-name="P6"><text:tab/>The predicted outcome value theory predicts that when we have positive relational outcomes we <text:soft-page-break/>become motivated to put effort into a relationship. When first initiating a relationship or conversation we're immediately deciding whether continued effort is of worthwhile benefit. This added benefit motivates the individual to continue to get to know the other person.</text:p>
      <text:p text:style-name="P6"><text:tab/>A comparison level for alternatives is an assessment of value behind a relationship. The assessment is a comparison to the individuals previous opinions of what a positive value relationship. This concept is in similarity to the Social exchange theory.</text:p>
      <text:p text:style-name="P6"><text:tab/>Being under-benefited means the value of the relationship towards an individual has a poor cost-benefit ratio. The costs of maintaining a social bond are superseding the beneficial values behind it. The goal behind valuing a concept such as benefaction of an individual stresses long-term outcomes behind the relationship.</text:p>
      <text:p text:style-name="P6"><text:tab/>People enact behavior when maintaining relationships. Examples of behavior that are enacted include positivity, openness, assurance, social networks of the person, and sharing tasks. The goal behind these behaviors are to maintain a relationship as an individual considers the bond worthy in terms of benefit-cost scenarios.</text:p>
      <text:p text:style-name="Text_20_body">4) Imagine that both of you are skills trainers for a local community center and you’ve been asked to give a talk to troubled couples about the importance of listening. In order to help these couples, you decide to focus your presentation on several barriers to effective listening. Pick at least three of the barriers identified in your textbook. For each, define the listening barrier, come up with an example of the behavior that is appropriate for your audience, and then suggest at least two ways that these couples can avoid the problems associated with that barrier in their relationships. (10 Points)</text:p>
      <text:p text:style-name="P6"><text:tab/>There are several barriers to listening as described in the text "Interpersonal Communication: The Whole Story." Examples include noise, selective attention, information overload, glazing over, rebuttal tendency, close-mindedness, and competitive interrupting. Rebuttal tendency is when a person has the tendency to try and debate points that the other speaker is making while the other person is still talking. An example of this is when two couples are arguing about how to build a shed in their backyard. One person has an idea of doing a V shaped roof to make the shed tall. The other person argues that the roof shape is ugly and must be done another way. <text:s/>It's important for the second person to try and not use <text:soft-page-break/>their previous opinions and judge the outcome of the situation without at least acknowledging the other person. Often this leads to a person becoming disgruntled and arguing back as their 'need face' of respect has been put into disarray. This ties in to being a nonjudgmental listener making a person more open-minded to their partners needs.</text:p>
      <text:p text:style-name="P6"><text:tab/> Close-mindedness ties in to rebuttal tendency in that a person will stop listening when they disagree with something. In the first example, it's entirely possible that the first person had insider information on why a V shaped shed may be necessary. They may already agree that it's ugly and may actually have <text:s/>an understanding as to why it's a preferable route to building a shed. With the second person being close-minded this possibility is shut down by the immediate assumptions provided from the second person. If that second person had first waited to hear their partner out on why they think their roof idea is a better alternative then could evaluate their partners credibility on the subject.</text:p>
      <text:p text:style-name="P6"><text:tab/>Finally, competitive interrupting ties in with both earlier concepts. Competitive interrupting happens so a person can take control of a situation. The result of this tendency is for the individual to ensure that their beliefs are heard. The second person in the couple ensured that they were heard in their conversation by making sure the first person understood that they disliked the appearance of V shaped roofs on sheds. <text:s/>By first evaluating their partners credibility they could be a skeptic and disagree with their partner and then follow good listening practices mentioned earlier to gracefully acknowledge their partners feelings on the issue. No one is perfect so making assumption on anything tends to dwindle effective communicative and listening skills as they are a causation for rebuttals, close-mindedness, and competitive interrupting. </text:p>
      <text:p text:style-name="Text_20_body">5) Identify and define some barriers to listening that both of you have been aware of in your own experiences. Were you able to overcome the barriers? (5 Points)</text:p>
      <text:p text:style-name="P4"><text:tab/>I know in my listening experiences I have an issue with competitive interrupting. This barrier often occurs because I am an introverted person and tend to shy away from giving my beliefs and feelings on things. When I'm presented with 1 on 1 communication scenarios I tend to over-extend for this fault of <text:soft-page-break/>mine by trying to let my voice be heard so I can be an active part of the conversation. At times it relates to me being selectively attentive as I'm thinking more about what I'm going to try and say instead of the points they are making. Over time I feel I've lowered the negativity of this listening barrier for myself as I don't often have a rebuttal tendency and tend to do a good job validating and listening to their viewpoints when I am atten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k Austin</meta:initial-creator>
    <meta:creation-date>2015-03-05T19:22:58.76</meta:creation-date>
    <dc:date>2015-03-05T23:36:17.14</dc:date>
    <dc:creator>Zack Austin</dc:creator>
    <meta:editing-duration>PT4H13M8S</meta:editing-duration>
    <meta:editing-cycles>24</meta:editing-cycles>
    <meta:generator>OpenOffice/4.0.0$Win32 OpenOffice.org_project/400m3$Build-9702</meta:generator>
    <meta:document-statistic meta:table-count="0" meta:image-count="0" meta:object-count="0" meta:page-count="5" meta:paragraph-count="23" meta:word-count="1536" meta:character-count="9629"/>
  </office:meta>
</office:document-meta>
</file>